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officeooo:rsid="00229094" officeooo:paragraph-rsid="0005011b" style:font-size-asian="11pt" style:font-size-complex="11pt"/>
    </style:style>
    <style:style style:name="P2" style:family="paragraph" style:parent-style-name="Standard">
      <style:text-properties fo:font-size="11pt" officeooo:rsid="00207263" officeooo:paragraph-rsid="0005011b" style:font-size-asian="11pt" style:font-size-complex="11pt"/>
    </style:style>
    <style:style style:name="P3" style:family="paragraph" style:parent-style-name="Standard" style:list-style-name="L1">
      <style:text-properties fo:font-size="11pt" officeooo:rsid="0020a72a" officeooo:paragraph-rsid="0005011b" style:font-size-asian="11pt" style:font-size-complex="11pt"/>
    </style:style>
    <style:style style:name="P4" style:family="paragraph" style:parent-style-name="Standard">
      <style:text-properties fo:font-size="11pt" officeooo:rsid="0020a72a" officeooo:paragraph-rsid="0005011b" style:font-size-asian="11pt" style:font-size-complex="11pt"/>
    </style:style>
    <style:style style:name="P5" style:family="paragraph" style:parent-style-name="Standard">
      <style:text-properties fo:font-size="11pt" fo:font-weight="bold" officeooo:rsid="0026b776" officeooo:paragraph-rsid="0005011b" style:font-size-asian="11pt" style:font-weight-asian="bold" style:font-size-complex="11pt" style:font-weight-complex="bold"/>
    </style:style>
    <style:style style:name="P6" style:family="paragraph" style:parent-style-name="Standard">
      <style:text-properties fo:font-size="11pt" fo:font-weight="bold" officeooo:rsid="0027a467" officeooo:paragraph-rsid="0005011b" style:font-size-asian="11pt" style:font-weight-asian="bold" style:font-size-complex="11pt" style:font-weight-complex="bold"/>
    </style:style>
    <style:style style:name="P7" style:family="paragraph" style:parent-style-name="Standard">
      <style:paragraph-properties fo:break-before="page"/>
      <style:text-properties fo:font-size="11pt" fo:font-weight="bold" officeooo:rsid="0005011b" officeooo:paragraph-rsid="0005011b" style:font-size-asian="11pt" style:font-weight-asian="bold" style:font-size-complex="11pt" style:font-weight-complex="bold"/>
    </style:style>
    <style:style style:name="T1" style:family="text">
      <style:text-properties officeooo:rsid="0028e6cb"/>
    </style:style>
    <style:style style:name="T2" style:family="text">
      <style:text-properties officeooo:rsid="0027a467"/>
    </style:style>
    <style:style style:name="T3" style:family="text">
      <style:text-properties officeooo:rsid="0026b776"/>
    </style:style>
    <style:style style:name="T4" style:family="text">
      <style:text-properties officeooo:rsid="00229094"/>
    </style:style>
    <style:style style:name="T5" style:family="text">
      <style:text-properties officeooo:rsid="0005011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7.271cm" fo:text-indent="-0.635cm" fo:margin-left="7.2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7.906cm" fo:text-indent="-0.635cm" fo:margin-left="7.9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8.541cm" fo:text-indent="-0.635cm" fo:margin-left="8.5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176cm" fo:text-indent="-0.635cm" fo:margin-left="9.1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811cm" fo:text-indent="-0.635cm" fo:margin-left="9.8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0.446cm" fo:text-indent="-0.635cm" fo:margin-left="10.4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81cm" fo:text-indent="-0.635cm" fo:margin-left="11.0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1.716cm" fo:text-indent="-0.635cm" fo:margin-left="11.7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2.351cm" fo:text-indent="-0.635cm" fo:margin-left="12.3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2.986cm" fo:text-indent="-0.635cm" fo:margin-left="12.98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NUEL BENITO</text:p>
      <text:p text:style-name="P5">Proyecto final <text:span text:style-name="T5">MASTER AVANZADO EN PYTHON AEPI</text:span></text:p>
      <text:p text:style-name="P6">Project Walknet</text:p>
      <text:p text:style-name="P2"/>
      <text:p text:style-name="P4">Montaré una base de datos con una serie de fuentes publicas de datos, para mis análisis posteriores. <text:span text:style-name="T2">El código que lee y procesa las fuentes ya está escrito y ordenado en módulos, que descargan datos, los leen y van guardando los pasos intermedios en una carpeta Local. Una vez transformada la información a un formato concreto, esos datos se suben a una base de datos. Tengo problemas con la UX, la monitorización del dato, y los tiemp</text:span><text:span text:style-name="T1">o</text:span><text:span text:style-name="T2">s de ejecución. Y también me gustaría poder regenerar toda la estructura de una manera más fluída, incluso replicable fácilmente en otra máquina. Así que quiero reestructurar el proyecto con nuevas partes que puedan acercarme a éstas ideas, implementar un instalador, y una GUI que mepermita gestionar la información mejor.</text:span></text:p>
      <text:p text:style-name="P4"/>
      <text:p text:style-name="P5">Estructura del Repositorio</text:p>
      <text:p text:style-name="P4">Por el momento, tendré módulos del proyecto <text:span text:style-name="T3">pw_sources </text:span>y otros que estarán, en una fase más avanzada, en otro repositorio <text:span text:style-name="T2">más general</text:span> <text:span text:style-name="T3">(project_walknet)</text:span>:</text:p>
      <text:p text:style-name="P4"><text:tab/><text:tab/>./sources</text:p>
      <text:p text:style-name="P4"><text:tab/><text:tab/><text:tab/>sources.py</text:p>
      <text:p text:style-name="P4"><text:tab/><text:tab/><text:tab/><text:tab/><text:span text:style-name="T2">Contiene clases que llaman a los módulos que <text:tab/><text:tab/><text:tab/><text:tab/><text:tab/>operan sobre las diferentes fuentes. Ahora, se <text:tab/><text:tab/><text:tab/><text:tab/><text:tab/>o</text:span>rquesta la llamada a l<text:span text:style-name="T2">o</text:span>s <text:span text:style-name="T2">módulos de las diferentes</text:span> <text:tab/><text:tab/><text:tab/><text:tab/><text:tab/>fuentes <text:span text:style-name="T3">a través de una clase </text:span><text:span text:style-name="T2">Source, que me gustaría <text:tab/><text:tab/><text:tab/><text:tab/>mejorar, implementando lógicas de dataclass, <text:tab/><text:tab/><text:tab/><text:tab/><text:tab/></text:span>métodos __dunder__ para imprimir características, <text:tab/><text:tab/><text:tab/><text:tab/><text:tab/><text:span text:style-name="T2">implementar </text:span>tipado,<text:span text:style-name="T2"> una estrategia genérica de <text:tab/><text:tab/><text:tab/><text:tab/><text:tab/>p</text:span>aralelización <text:span text:style-name="T2">de la ejecución, y </text:span><text:span text:style-name="T1">salidas y </text:span><text:span text:style-name="T2">estadísticas de <text:tab/><text:tab/><text:tab/><text:tab/>logging y profiling que puedan visualizarse <text:tab/><text:tab/><text:tab/><text:tab/><text:tab/>fácilmente</text:span></text:p>
      <text:p text:style-name="P4"><text:tab/><text:tab/><text:tab/><text:span text:style-name="T2">Módulos de diferentes fuentes:</text:span><text:tab/><text:tab/></text:p>
      <text:list xml:id="list1901132015" text:style-name="L1">
        <text:list-item>
          <text:p text:style-name="P3">osm.py</text:p>
        </text:list-item>
        <text:list-item>
          <text:p text:style-name="P3">catastro.py</text:p>
        </text:list-item>
        <text:list-item>
          <text:p text:style-name="P3">ine_adrh.py</text:p>
        </text:list-item>
        <text:list-item>
          <text:p text:style-name="P3">edm2018.py</text:p>
        </text:list-item>
        <text:list-item>
          <text:p text:style-name="P3">amm_network.py</text:p>
        </text:list-item>
      </text:list>
      <text:p text:style-name="P4"><text:tab/><text:tab/>./project_walknet</text:p>
      <text:p text:style-name="P4"><text:tab/><text:tab/><text:tab/>gui.py</text:p>
      <text:p text:style-name="P4"><text:tab/><text:tab/><text:tab/><text:tab/>Listado de fuentes</text:p>
      <text:p text:style-name="P4"><text:tab/><text:tab/><text:tab/><text:tab/>Estadísticas <text:span text:style-name="T2">de profiling (con visualización)</text:span></text:p>
      <text:p text:style-name="P4"><text:tab/><text:tab/><text:tab/><text:tab/><text:span text:style-name="T2">Datos cargados en la BD</text:span></text:p>
      <text:p text:style-name="P4"><text:tab/><text:tab/><text:tab/><text:tab/>Correr las fases del pipeline <text:span text:style-name="T2">mediante botones</text:span></text:p>
      <text:p text:style-name="P4"><text:tab/><text:tab/><text:tab/><text:tab/><text:span text:style-name="T2">imprimir el log de las ejecuciones. </text:span></text:p>
      <text:p text:style-name="P4"><text:tab/><text:tab/><text:tab/>db_interface.py</text:p>
      <text:p text:style-name="P4"><text:tab/><text:tab/><text:tab/><text:tab/>Subida de fuentes a la BD</text:p>
      <text:p text:style-name="P4"><text:tab/><text:tab/><text:tab/><text:tab/><text:span text:style-name="T2">Llamada a las fuentes en la BD para operar sobre la <text:tab/><text:tab/><text:tab/><text:tab/>información, y hacer las transformaciones que <text:tab/><text:tab/><text:tab/><text:tab/><text:tab/>pretendo hacer en SQL</text:span></text:p>
      <text:p text:style-name="P4"><text:tab/><text:tab/><text:tab/>db_models.py</text:p>
      <text:p text:style-name="P4"><text:tab/><text:tab/><text:tab/><text:tab/>Modelos generales de la BD <text:span text:style-name="T2">como ORMs</text:span>, <text:span text:style-name="T2">tablas, <text:tab/><text:tab/><text:tab/><text:tab/><text:tab/>generación de la BD desde cero, etc</text:span></text:p>
      <text:p text:style-name="P4"><text:tab/><text:tab/><text:tab/>setup.py</text:p>
      <text:p text:style-name="P4"><text:tab/><text:tab/><text:tab/><text:tab/><text:span text:style-name="T4">Creación BD, </text:span><text:span text:style-name="T2">selección de la carpeta de guardado de <text:tab/><text:tab/><text:tab/><text:tab/>datos, </text:span><text:span text:style-name="T1">instalación de dependencias y creación del <text:tab/><text:tab/><text:tab/><text:tab/><text:tab/>virtual environment</text:span></text:p>
      <text:p text:style-name="P4"><text:tab/><text:tab/><text:tab/>run.py</text:p>
      <text:p text:style-name="P4"><text:tab/><text:tab/><text:tab/><text:tab/><text:span text:style-name="T1">Módulo general para interactuar con la GUI y el <text:tab/><text:tab/><text:tab/><text:tab/><text:tab/>resto del programa</text:span></text:p>
      <text:p text:style-name="P4"/>
      <text:p text:style-name="P1">tests: <text:span text:style-name="T1">Implementar testeo para todo el código, excluyendo las sourc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5T12:14:08.211000000</meta:creation-date>
    <dc:date>2023-07-15T12:15:02.868000000</dc:date>
    <meta:editing-duration>PT55S</meta:editing-duration>
    <meta:editing-cycles>1</meta:editing-cycles>
    <meta:document-statistic meta:table-count="0" meta:image-count="0" meta:object-count="0" meta:page-count="1" meta:paragraph-count="32" meta:word-count="359" meta:character-count="2426" meta:non-whitespace-character-count="1961"/>
    <meta:generator>LibreOffice/7.2.2.2$Windows_X86_64 LibreOffice_project/02b2acce88a210515b4a5bb2e46cbfb63fe97d56</meta:generator>
  </office:meta>
</office:document-meta>
</file>